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27e6"/>
    </style:style>
    <style:style style:name="P2" style:family="paragraph" style:parent-style-name="Standard">
      <style:text-properties officeooo:rsid="000527e6" officeooo:paragraph-rsid="000527e6"/>
    </style:style>
    <style:style style:name="P3" style:family="paragraph" style:parent-style-name="Standard">
      <style:text-properties officeooo:rsid="0006ef91" officeooo:paragraph-rsid="000527e6"/>
    </style:style>
    <style:style style:name="P4" style:family="paragraph" style:parent-style-name="Standard">
      <style:text-properties officeooo:rsid="0006ef91" officeooo:paragraph-rsid="00077659"/>
    </style:style>
    <style:style style:name="P5" style:family="paragraph" style:parent-style-name="Standard">
      <style:text-properties officeooo:paragraph-rsid="00077659"/>
    </style:style>
    <style:style style:name="P6" style:family="paragraph" style:parent-style-name="Standard">
      <style:text-properties fo:font-weight="bold" officeooo:rsid="000527e6" officeooo:paragraph-rsid="000527e6" style:font-weight-asian="bold" style:font-weight-complex="bold"/>
    </style:style>
    <style:style style:name="P7" style:family="paragraph" style:parent-style-name="Standard">
      <style:text-properties fo:font-weight="bold" officeooo:paragraph-rsid="000527e6" style:font-weight-asian="bold" style:font-weight-complex="bold"/>
    </style:style>
    <style:style style:name="P8" style:family="paragraph" style:parent-style-name="Standard">
      <style:text-properties fo:font-weight="bold" officeooo:rsid="0006ef91" officeooo:paragraph-rsid="0006ef91" style:font-weight-asian="bold" style:font-weight-complex="bold"/>
    </style:style>
    <style:style style:name="P9" style:family="paragraph" style:parent-style-name="Standard">
      <style:text-properties fo:font-weight="bold" officeooo:rsid="00077659" officeooo:paragraph-rsid="00077659" style:font-weight-asian="bold" style:font-weight-complex="bold"/>
    </style:style>
    <style:style style:name="P10" style:family="paragraph" style:parent-style-name="Standard">
      <style:text-properties fo:font-weight="bold" officeooo:rsid="0007edcf" officeooo:paragraph-rsid="0007edcf" style:font-weight-asian="bold" style:font-weight-complex="bold"/>
    </style:style>
    <style:style style:name="P11" style:family="paragraph" style:parent-style-name="Heading_20_4">
      <style:text-properties officeooo:rsid="0006ef91" officeooo:paragraph-rsid="000527e6"/>
    </style:style>
    <style:style style:name="P12" style:family="paragraph" style:parent-style-name="Text_20_body">
      <style:text-properties officeooo:paragraph-rsid="0009e226"/>
    </style:style>
    <style:style style:name="P13" style:family="paragraph" style:parent-style-name="Text_20_body">
      <style:text-properties fo:font-weight="bold" officeooo:paragraph-rsid="000c1d97" style:font-weight-asian="bold" style:font-weight-complex="bold"/>
    </style:style>
    <style:style style:name="P14" style:family="paragraph" style:parent-style-name="Standard">
      <style:text-properties fo:font-weight="bold" officeooo:rsid="000b52a1" officeooo:paragraph-rsid="000b52a1" style:font-weight-asian="bold" style:font-weight-complex="bold"/>
    </style:style>
    <style:style style:name="P15" style:family="paragraph" style:parent-style-name="Text_20_body">
      <style:text-properties fo:font-weight="bold" officeooo:rsid="000cbc5d" officeooo:paragraph-rsid="000c1d97" style:font-weight-asian="bold" style:font-weight-complex="bold"/>
    </style:style>
    <style:style style:name="P16" style:family="paragraph" style:parent-style-name="Text_20_body">
      <style:text-properties fo:font-weight="bold" officeooo:rsid="000b52a1" officeooo:paragraph-rsid="000b52a1" style:font-weight-asian="bold" style:font-weight-complex="bold"/>
    </style:style>
    <style:style style:name="T1" style:family="text">
      <style:text-properties officeooo:rsid="000527e6"/>
    </style:style>
    <style:style style:name="T2" style:family="text">
      <style:text-properties officeooo:rsid="0006ef91"/>
    </style:style>
    <style:style style:name="T3" style:family="text">
      <style:text-properties officeooo:rsid="000c1d97"/>
    </style:style>
    <style:style style:name="T4" style:family="text">
      <style:text-properties officeooo:rsid="000cbc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2 </text:p>
      <text:p text:style-name="P2"/>
      <text:p text:style-name="P1"><text:span text:style-name="Strong_20_Emphasis"><text:span text:style-name="T1">Do You Know?</text:span></text:span><text:span text:style-name="T1"><text:line-break/></text:span><text:span text:style-name="Strong_20_Emphasis"><text:span text:style-name="T1">Set 2</text:span></text:span><text:span text:style-name="T1"><text:line-break/><text:line-break/>The source code for the BoxBug class can be found in the  boxBug directory。.<text:line-break/><text:line-break/>1. What is the role of the instance variable sideLength?</text:span></text:p>
      <text:p text:style-name="P6"><text:s/>The role of the instance variable sideLength is the number of the steps that a boxBug </text:p>
      <text:p text:style-name="P6">can move in each box side.</text:p>
      <text:p text:style-name="P2"/>
      <text:p text:style-name="P2">2. What is the role of the instance variable steps?</text:p>
      <text:p text:style-name="P6">The role of the instance variable steps keep the number of steps that <text:s/>a boxBug has</text:p>
      <text:p text:style-name="P6">moved and track the current steps.</text:p>
      <text:p text:style-name="P6"/>
      <text:p text:style-name="P2">3. Why is the turn method called twice when steps becomes equal to<text:line-break/> sideLength?</text:p>
      <text:p text:style-name="P6">Because the bug has to turn <text:s/>to a new direction, each turn only turning 45 degrees.</text:p>
      <text:p text:style-name="P6">Calling twice turn method can turn 90 degrees.</text:p>
      <text:p text:style-name="P2"/>
      <text:p text:style-name="P2">4. Why can the move method be called in the BoxBug class when there is no<text:line-break/> move method in the BoxBug code?</text:p>
      <text:p text:style-name="P6">Because the BoxBug class extends the Bug class, and the move method is define</text:p>
      <text:p text:style-name="P7"><text:span text:style-name="T1">in the Bug class. </text:span><text:span text:style-name="T2">Box class the super class of the BoxBug, so that BoxBug inherites</text:span></text:p>
      <text:p text:style-name="P8">move method from Box class.</text:p>
      <text:p text:style-name="P6"/>
      <text:p text:style-name="P2">5. After a BoxBug is constructed, will the size of its square pattern always be the<text:line-break/> same? Why or why not?</text:p>
      <text:p text:style-name="P8">Yes, after the size of its square has been determined when a BoxBug is constructed, </text:p>
      <text:p text:style-name="P8">it can not be changed.</text:p>
      <text:p text:style-name="P8"/>
      <text:p text:style-name="P2">6. Can the path a BoxBug travels ever change? Why or why not?</text:p>
      <text:p text:style-name="P9">Yes, <text:s/>If a actor, rock or a bug is in the front of the BoxBug, the BoxBug would change to a</text:p>
      <text:p text:style-name="P9">new path without changing the sizeLength. </text:p>
      <text:p text:style-name="P2"/>
      <text:p text:style-name="P2">7. When will the value of steps be zero?</text:p>
      <text:p text:style-name="P7"><text:span text:style-name="T2">When the BoxBug is constructed, the value of the steps is initialized to zero. </text:span><text:span text:style-name="T1">When the the value of is equal to the value of sideLength, the value of steps be zero.</text:span></text:p>
      <text:p text:style-name="P7"><text:span text:style-name="T1">The BoxBug <text:s/></text:span><text:span text:style-name="T2">reach the size of box turning to a new side.</text:span></text:p>
      <text:h text:style-name="P11" text:outline-level="4"><text:bookmark text:name="Part2：BugVariations-Exercises"/>Exercises</text:h>
      <text:p text:style-name="Text_20_body">In the following exercises, write a new class that extends the <text:span text:style-name="Emphasis">Bug</text:span> class. Override the <text:span text:style-name="Emphasis">act</text:span> method to define the new behavior.</text:p>
      <text:p text:style-name="P12">1. Write a class CircleBug that is identical to BoxBug, except that in the act method the turn method is called once instead of twice. How is its behavior different from a BoxBug?</text:p>
      <text:p text:style-name="P13"><text:span text:style-name="T3">The </text:span><text:span text:style-name="T4">path of the boxbug is a square, but the circlebug's is a octagon.</text:span></text:p>
      <text:p text:style-name="P15"/>
      <text:p text:style-name="P12"><text:soft-page-break/>2. Write a class SpiralBug that drops flowers in a spiral pattern. Hint: Imitate BoxBug, but adjust the side length when the bug turns. You may want to change the world to an UnboundedGrid to see the spiral pattern more clearly.</text:p>
      <text:p text:style-name="P16">See the code.</text:p>
      <text:p text:style-name="P1"><text:span text:style-name="T2">3. Write a class </text:span><text:span text:style-name="Emphasis"><text:span text:style-name="T2">ZBug</text:span></text:span><text:span text:style-name="T2"> to implement bugs that move in a "Z" pattern, starting in the top left corner. After completing one "Z" pattern, a </text:span><text:span text:style-name="Emphasis"><text:span text:style-name="T2">ZBug</text:span></text:span><text:span text:style-name="T2"> should stop moving. In any step, if a </text:span><text:span text:style-name="Emphasis"><text:span text:style-name="T2">ZBug</text:span></text:span><text:span text:style-name="T2"> can't move and is still attempting to complete its "Z" pattern, the </text:span><text:span text:style-name="Emphasis"><text:span text:style-name="T2">ZBug</text:span></text:span><text:span text:style-name="T2"> does not move and should not turn to start a new side. Supply the length of the "Z" as a parameter in the constructor. The following image shows a "Z" pattern of length 4. Hint: Notice that a </text:span><text:span text:style-name="Emphasis"><text:span text:style-name="T2">ZBug</text:span></text:span><text:span text:style-name="T2"> needs to be facing east before beginning its "Z" pattern.</text:span></text:p>
      <text:p text:style-name="P14">See the code.</text:p>
      <text:p text:style-name="P3"/>
      <text:p text:style-name="P5"><text:span text:style-name="T2">4.Write a class </text:span><text:span text:style-name="Emphasis"><text:span text:style-name="T2">DancingBug</text:span></text:span><text:span text:style-name="T2"> that "dances" by making different turns before each move. The </text:span><text:span text:style-name="Emphasis"><text:span text:style-name="T2">DancingBug</text:span></text:span><text:span text:style-name="T2"> 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The DancingBugRunner class should create an array and pass it as aparameter to the DancingBug constructor.</text:span></text:p>
      <text:p text:style-name="P14">See the code.</text:p>
      <text:p text:style-name="P14"/>
      <text:p text:style-name="P4">5. Study the code for the BoxBugRunner class. Summarize the steps you would use to add another BoxBug actor to the grid</text:p>
      <text:p text:style-name="P10">a. <text:s/>first step is to create a BoxBug object using the BoxBug constructor with the desire sideLength.</text:p>
      <text:p text:style-name="P10">b. second step is to add the BoxBug object to the gridWorld using the world.add() method with a desire</text:p>
      <text:p text:style-name="P10">valid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meta:initial-creator>
    <meta:creation-date>2014-08-05T11:14:08</meta:creation-date>
    <dc:date>2014-08-06T17:27:39</dc:date>
    <dc:creator>George </dc:creator>
    <meta:editing-duration>PT3H11M39S</meta:editing-duration>
    <meta:editing-cycles>3</meta:editing-cycles>
    <meta:generator>LibreOffice/4.0.2.2$Linux_x86 LibreOffice_project/400m0$Build-2</meta:generator>
    <meta:document-statistic meta:table-count="0" meta:image-count="0" meta:object-count="0" meta:page-count="2" meta:paragraph-count="37" meta:word-count="730" meta:character-count="3890" meta:non-whitespace-character-count="3183"/>
  </office:meta>
</office:document-meta>
</file>